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20bb8" officeooo:paragraph-rsid="002fb7a3"/>
    </style:style>
    <style:style style:name="P2" style:family="paragraph" style:parent-style-name="Standard">
      <style:text-properties officeooo:rsid="00220bb8" officeooo:paragraph-rsid="003b26d9"/>
    </style:style>
    <style:style style:name="P3" style:family="paragraph" style:parent-style-name="Standard">
      <style:text-properties fo:font-style="normal" officeooo:rsid="002471d7" officeooo:paragraph-rsid="0035947a" style:font-style-asian="normal" style:font-style-complex="normal"/>
    </style:style>
    <style:style style:name="P4" style:family="paragraph" style:parent-style-name="Standard">
      <style:text-properties fo:font-style="normal" officeooo:rsid="002471d7" officeooo:paragraph-rsid="003b26d9" style:font-style-asian="normal" style:font-style-complex="normal"/>
    </style:style>
    <style:style style:name="P5" style:family="paragraph" style:parent-style-name="Standard">
      <style:text-properties fo:font-style="normal" fo:font-weight="bold" officeooo:rsid="00293b3c" officeooo:paragraph-rsid="00293b3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293b3c" officeooo:paragraph-rsid="0032bf70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293b3c" officeooo:paragraph-rsid="004c20a5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378864" officeooo:paragraph-rsid="00378864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3f4f18" officeooo:paragraph-rsid="003f4f18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officeooo:rsid="0032bf70" officeooo:paragraph-rsid="0032bf7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3f4f18" officeooo:paragraph-rsid="003f4f1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weight="normal" officeooo:rsid="0026da0c" officeooo:paragraph-rsid="00452447" style:font-weight-asian="normal" style:font-weight-complex="normal"/>
    </style:style>
    <style:style style:name="P13" style:family="paragraph" style:parent-style-name="Standard">
      <style:text-properties officeooo:rsid="001e0816" officeooo:paragraph-rsid="00293b3c"/>
    </style:style>
    <style:style style:name="P14" style:family="paragraph" style:parent-style-name="Standard">
      <style:text-properties officeooo:rsid="001ce54c" officeooo:paragraph-rsid="00293b3c"/>
    </style:style>
    <style:style style:name="P15" style:family="paragraph" style:parent-style-name="Standard">
      <style:text-properties officeooo:rsid="001f0c0e" officeooo:paragraph-rsid="00293b3c"/>
    </style:style>
    <style:style style:name="P16" style:family="paragraph" style:parent-style-name="Standard">
      <style:text-properties fo:font-style="italic" fo:font-weight="bold" officeooo:rsid="002fb7a3" officeooo:paragraph-rsid="002fb7a3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ize="10pt" fo:font-weight="normal" officeooo:rsid="0026da0c" officeooo:paragraph-rsid="00452447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26da0c" officeooo:paragraph-rsid="0045a0d8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style="normal" officeooo:rsid="002471d7" officeooo:paragraph-rsid="003b26d9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ce54c" officeooo:paragraph-rsid="001ce54c" style:font-weight-asian="bold" style:font-weight-complex="bold"/>
    </style:style>
    <style:style style:name="P21" style:family="paragraph" style:parent-style-name="Standard">
      <style:text-properties fo:font-style="italic" officeooo:rsid="00220bb8" officeooo:paragraph-rsid="001ce54c" style:font-style-asian="italic" style:font-style-complex="italic"/>
    </style:style>
    <style:style style:name="P22" style:family="paragraph" style:parent-style-name="Standard">
      <style:text-properties fo:font-style="italic" officeooo:rsid="00220bb8" officeooo:paragraph-rsid="002fb7a3" style:font-style-asian="italic" style:font-style-complex="italic"/>
    </style:style>
    <style:style style:name="P23" style:family="paragraph" style:parent-style-name="Standard">
      <style:text-properties fo:font-style="italic" officeooo:rsid="00220bb8" officeooo:paragraph-rsid="00293b3c" style:font-style-asian="italic" style:font-style-complex="italic"/>
    </style:style>
    <style:style style:name="P24" style:family="paragraph" style:parent-style-name="Standard">
      <style:text-properties fo:font-style="italic" officeooo:rsid="002471d7" officeooo:paragraph-rsid="002471d7" style:font-style-asian="italic" style:font-style-complex="italic"/>
    </style:style>
    <style:style style:name="P25" style:family="paragraph" style:parent-style-name="Standard">
      <style:text-properties fo:font-style="italic" officeooo:rsid="00281998" officeooo:paragraph-rsid="003b26d9" style:font-style-asian="italic" style:font-style-complex="italic"/>
    </style:style>
    <style:style style:name="P26" style:family="paragraph" style:parent-style-name="Standard">
      <style:text-properties fo:font-style="italic" fo:font-weight="bold" officeooo:rsid="0026da0c" officeooo:paragraph-rsid="0026da0c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officeooo:rsid="002471d7" officeooo:paragraph-rsid="002471d7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367960" officeooo:paragraph-rsid="00367960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ize="10pt" fo:font-style="normal" fo:font-weight="normal" officeooo:rsid="0026da0c" officeooo:paragraph-rsid="0046a578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font-size="10pt" fo:font-style="italic" officeooo:rsid="00281998" officeooo:paragraph-rsid="0025d2fc" style:font-size-asian="10pt" style:font-style-asian="italic" style:font-size-complex="10pt" style:font-style-complex="italic"/>
    </style:style>
    <style:style style:name="P31" style:family="paragraph" style:parent-style-name="Standard">
      <style:text-properties fo:font-style="normal" fo:font-weight="normal" officeooo:rsid="004c20a5" officeooo:paragraph-rsid="004c20a5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78864" officeooo:paragraph-rsid="0037886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officeooo:rsid="00220bb8" officeooo:paragraph-rsid="004e4dcc"/>
    </style:style>
    <style:style style:name="P34" style:family="paragraph" style:parent-style-name="Standard">
      <style:text-properties officeooo:rsid="00220bb8" officeooo:paragraph-rsid="002fb7a3"/>
    </style:style>
    <style:style style:name="P35" style:family="paragraph" style:parent-style-name="Standard">
      <style:text-properties officeooo:rsid="00220bb8" officeooo:paragraph-rsid="00507d16"/>
    </style:style>
    <style:style style:name="T1" style:family="text">
      <style:text-properties officeooo:rsid="001e0816"/>
    </style:style>
    <style:style style:name="T2" style:family="text">
      <style:text-properties officeooo:rsid="002007b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1998" style:font-style-asian="italic" style:font-style-complex="italic"/>
    </style:style>
    <style:style style:name="T5" style:family="text">
      <style:text-properties fo:font-style="italic" officeooo:rsid="002e15a1" style:font-style-asian="italic" style:font-style-complex="italic"/>
    </style:style>
    <style:style style:name="T6" style:family="text">
      <style:text-properties fo:font-style="italic" officeooo:rsid="0032bf70" style:font-style-asian="italic" style:font-style-complex="italic"/>
    </style:style>
    <style:style style:name="T7" style:family="text">
      <style:text-properties fo:font-style="italic" officeooo:rsid="004c20a5" style:font-style-asian="italic" style:font-style-complex="italic"/>
    </style:style>
    <style:style style:name="T8" style:family="text">
      <style:text-properties fo:font-style="italic" officeooo:rsid="003b26d9" style:font-style-asian="italic" style:font-style-complex="italic"/>
    </style:style>
    <style:style style:name="T9" style:family="text">
      <style:text-properties fo:font-style="italic" officeooo:rsid="004e4dcc" style:font-style-asian="italic" style:font-style-complex="italic"/>
    </style:style>
    <style:style style:name="T10" style:family="text">
      <style:text-properties fo:font-style="italic" officeooo:rsid="00345af9" style:font-style-asian="italic" style:font-style-complex="italic"/>
    </style:style>
    <style:style style:name="T11" style:family="text">
      <style:text-properties fo:font-style="italic" officeooo:rsid="00507d16" style:font-style-asian="italic" style:font-style-complex="italic"/>
    </style:style>
    <style:style style:name="T12" style:family="text">
      <style:text-properties officeooo:rsid="00221a4a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style:text-position="super 58%" fo:font-style="italic" officeooo:rsid="00345af9" style:font-style-asian="italic" style:font-style-complex="italic"/>
    </style:style>
    <style:style style:name="T16" style:family="text">
      <style:text-properties style:text-position="super 58%" officeooo:rsid="0025d2fc"/>
    </style:style>
    <style:style style:name="T17" style:family="text">
      <style:text-properties style:text-position="super 58%" officeooo:rsid="0033ed8d"/>
    </style:style>
    <style:style style:name="T18" style:family="text">
      <style:text-properties style:text-position="super 58%" officeooo:rsid="00345af9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text-position="super 58%" fo:font-style="normal" officeooo:rsid="00452447" style:font-style-asian="normal" style:font-style-complex="normal"/>
    </style:style>
    <style:style style:name="T21" style:family="text">
      <style:text-properties style:text-position="super 58%" fo:font-style="normal" officeooo:rsid="00507d16" style:font-style-asian="normal" style:font-style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6f22b" style:font-style-asian="normal" style:font-style-complex="normal"/>
    </style:style>
    <style:style style:name="T24" style:family="text">
      <style:text-properties fo:font-style="normal" officeooo:rsid="00281998" style:font-style-asian="normal" style:font-style-complex="normal"/>
    </style:style>
    <style:style style:name="T25" style:family="text">
      <style:text-properties fo:font-style="normal" officeooo:rsid="002e15a1" style:font-style-asian="normal" style:font-style-complex="normal"/>
    </style:style>
    <style:style style:name="T26" style:family="text">
      <style:text-properties fo:font-style="normal" officeooo:rsid="00452447" style:font-style-asian="normal" style:font-style-complex="normal"/>
    </style:style>
    <style:style style:name="T27" style:family="text">
      <style:text-properties fo:font-style="normal" officeooo:rsid="0045a0d8" style:font-style-asian="normal" style:font-style-complex="normal"/>
    </style:style>
    <style:style style:name="T28" style:family="text">
      <style:text-properties fo:font-style="normal" officeooo:rsid="003b26d9" style:font-style-asian="normal" style:font-style-complex="normal"/>
    </style:style>
    <style:style style:name="T29" style:family="text">
      <style:text-properties fo:font-style="normal" officeooo:rsid="00507d16" style:font-style-asian="normal" style:font-style-complex="normal"/>
    </style:style>
    <style:style style:name="T30" style:family="text">
      <style:text-properties fo:font-style="normal" officeooo:rsid="0053122d" style:font-style-asian="normal" style:font-style-complex="normal"/>
    </style:style>
    <style:style style:name="T31" style:family="text">
      <style:text-properties officeooo:rsid="0025d2fc"/>
    </style:style>
    <style:style style:name="T32" style:family="text">
      <style:text-properties officeooo:rsid="00279f4f"/>
    </style:style>
    <style:style style:name="T33" style:family="text">
      <style:text-properties officeooo:rsid="00281998"/>
    </style:style>
    <style:style style:name="T34" style:family="text">
      <style:text-properties officeooo:rsid="002ac920"/>
    </style:style>
    <style:style style:name="T35" style:family="text">
      <style:text-properties officeooo:rsid="0032bf70"/>
    </style:style>
    <style:style style:name="T36" style:family="text">
      <style:text-properties officeooo:rsid="0033ed8d"/>
    </style:style>
    <style:style style:name="T37" style:family="text">
      <style:text-properties officeooo:rsid="00345af9"/>
    </style:style>
    <style:style style:name="T38" style:family="text">
      <style:text-properties officeooo:rsid="00220bb8"/>
    </style:style>
    <style:style style:name="T39" style:family="text">
      <style:text-properties officeooo:rsid="0035947a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3b26d9"/>
    </style:style>
    <style:style style:name="T42" style:family="text">
      <style:text-properties officeooo:rsid="0046a578"/>
    </style:style>
    <style:style style:name="T43" style:family="text">
      <style:text-properties officeooo:rsid="004e4dcc"/>
    </style:style>
    <style:style style:name="T44" style:family="text">
      <style:text-properties style:font-name="Liberation Serif1" officeooo:rsid="004e4dcc"/>
    </style:style>
    <style:style style:name="T45" style:family="text">
      <style:text-properties style:font-name="Liberation Serif1" fo:font-style="italic" officeooo:rsid="004e4dcc" style:font-style-asian="italic" style:font-style-complex="italic"/>
    </style:style>
    <style:style style:name="T46" style:family="text">
      <style:text-properties style:text-position="0% 100%"/>
    </style:style>
    <style:style style:name="T47" style:family="text">
      <style:text-properties officeooo:rsid="005312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Projets 2020 / 2021</text:p>
      <text:p text:style-name="P20"/>
      <text:p text:style-name="P21"/>
      <text:p text:style-name="P26">Lettres</text:p>
      <text:p text:style-name="P12"><text:span text:style-name="T22">… [en cours]</text:span><text:span text:style-name="T3"><text:tab/><text:tab/><text:tab/><text:tab/></text:span><text:span text:style-name="T22">PAG </text:span><text:span text:style-name="T3">« lecture à haute voix »</text:span><text:span text:style-name="T22"> avec la compagnie T</text:span><text:span text:style-name="T23">hé</text:span><text:span text:style-name="T22">ar</text:span><text:span text:style-name="T26">to</text:span></text:p>
      <text:p text:style-name="P17"><text:span text:style-name="T26">* [terminé]<text:tab/><text:tab/><text:tab/><text:tab/>(français 3</text:span><text:span text:style-name="T20">e</text:span><text:span text:style-name="T26">) suspendre en salle 18 les objets favoris des élèves</text:span></text:p>
      <text:p text:style-name="P18"><text:span text:style-name="T26">* [terminé]<text:tab/><text:tab/><text:tab/><text:tab/>(français </text:span><text:span text:style-name="T27">5</text:span><text:span text:style-name="T20">e</text:span><text:span text:style-name="T26">) </text:span><text:span text:style-name="T27">réalisation d’un roman-photo</text:span></text:p>
      <text:p text:style-name="P29"/>
      <text:p text:style-name="P16">Lettres et CDI</text:p>
      <text:p text:style-name="P2">→<text:span text:style-name="T41"> </text:span>[<text:span text:style-name="T24">à venir</text:span>]<text:tab/><text:tab/><text:tab/><text:tab/>docti<text:span text:style-name="T43">or</text:span> cum libr<text:span text:style-name="T44">ō</text:span>/<text:span text:style-name="T37">3</text:span><text:span text:style-name="T18">e</text:span><text:span text:style-name="T37"> </text:span><text:s/></text:p>
      <text:p text:style-name="P2"><text:tab/><text:tab/><text:tab/><text:tab/><text:tab/><text:tab/>(faire acheter un livre et l’étudier avec les troisièmes)</text:p>
      <text:p text:style-name="P1"><text:tab/><text:tab/><text:tab/><text:tab/><text:tab/><text:tab/>choix du livre :  <text:span text:style-name="T34">non déterminé</text:span></text:p>
      <text:p text:style-name="P33">* [<text:span text:style-name="T32">fini</text:span>]<text:tab/><text:tab/><text:tab/><text:tab/><text:tab/>docti<text:span text:style-name="T43">or</text:span> cum libr<text:span text:style-name="T44">ō</text:span>/<text:span text:style-name="T37">5</text:span><text:span text:style-name="T18">e</text:span></text:p>
      <text:p text:style-name="P2"><text:tab/><text:tab/><text:tab/><text:tab/><text:tab/><text:tab/>(faire acheter un livre et l’étudier avec les cinquièmes)</text:p>
      <text:p text:style-name="P1"><text:tab/><text:tab/><text:tab/><text:tab/><text:tab/><text:tab/>choix du livre : <text:span text:style-name="T5">Sauveur et fils </text:span><text:span text:style-name="T25">(saison 1)</text:span></text:p>
      <text:p text:style-name="P33">* [<text:span text:style-name="T32">fini</text:span>]<text:tab/><text:tab/><text:tab/><text:tab/><text:tab/>docti<text:span text:style-name="T43">or</text:span> cum libr<text:span text:style-name="T44">ō</text:span>/<text:span text:style-name="T37">6</text:span><text:span text:style-name="T18">e</text:span></text:p>
      <text:p text:style-name="P2"><text:tab/><text:tab/><text:tab/><text:tab/><text:tab/><text:tab/>(faire acheter un livre et l’étudier avec les sixièmes)</text:p>
      <text:p text:style-name="P1"><text:tab/><text:tab/><text:tab/><text:tab/><text:tab/><text:tab/>choix du livre : <text:span text:style-name="T3">Contes à l’Envers</text:span></text:p>
      <text:p text:style-name="P35"><text:span text:style-name="T22">→</text:span><text:span text:style-name="T28"> </text:span><text:span text:style-name="T22">[</text:span><text:span text:style-name="T24">à venir</text:span><text:span text:style-name="T22">]</text:span><text:span text:style-name="T3"><text:tab/><text:tab/><text:tab/><text:tab/></text:span><text:span text:style-name="T29">Exposition </text:span><text:span text:style-name="T11">Cartooning for Peace</text:span><text:span text:style-name="T29"> avec les 6</text:span><text:span text:style-name="T21">e</text:span><text:span text:style-name="T29"> </text:span></text:p>
      <text:p text:style-name="P22"/>
      <text:p text:style-name="P27">Lettres et Arts Plastiques</text:p>
      <text:p text:style-name="P4"><text:span text:style-name="T38">* </text:span>[<text:span text:style-name="T32">fini</text:span>]<text:tab/><text:tab/><text:tab/><text:tab/><text:tab/><text:span text:style-name="T39">PAG </text:span>collège au cinéma (6<text:span text:style-name="T13">e</text:span>) : <text:span text:style-name="T3">L’homme de Rio</text:span></text:p>
      <text:p text:style-name="P3">→<text:span text:style-name="T41"> </text:span>[<text:span text:style-name="T33">à venir</text:span>]<text:tab/><text:span text:style-name="T3"><text:tab/><text:tab/><text:tab/></text:span><text:span text:style-name="T39">PAG </text:span>collège au cinéma <text:span text:style-name="T3">(6</text:span><text:span text:style-name="T14">e</text:span><text:span text:style-name="T3">) : Chicken Run</text:span></text:p>
      <text:p text:style-name="P4">→<text:span text:style-name="T41"> </text:span>[<text:span text:style-name="T33">à venir</text:span>]<text:span text:style-name="T3"><text:tab/><text:tab/><text:tab/><text:tab/></text:span><text:span text:style-name="T39">PAG </text:span>collège au cinéma <text:span text:style-name="T3">(6</text:span><text:span text:style-name="T14">e</text:span><text:span text:style-name="T3">) : Moonrise Kingdom</text:span></text:p>
      <text:p text:style-name="P24"/>
      <text:p text:style-name="P3"><text:span text:style-name="T41">x </text:span>[annulé]<text:tab/><text:tab/><text:tab/><text:tab/><text:span text:style-name="T39">PAG </text:span>collégiens au spectacle (<text:span text:style-name="T31">6</text:span><text:span text:style-name="T16">e</text:span><text:span text:style-name="T31"> + </text:span>3<text:span text:style-name="T13">e</text:span>) : <text:span text:style-name="T4">Ersatz</text:span></text:p>
      <text:p text:style-name="P3">* [<text:span text:style-name="T32">fini</text:span>]<text:tab/><text:tab/><text:tab/><text:tab/><text:tab/><text:span text:style-name="T39">PAG </text:span>collégiens au spectacle (<text:span text:style-name="T31">6</text:span><text:span text:style-name="T16">e</text:span><text:span text:style-name="T31"> + </text:span>3<text:span text:style-name="T13">e</text:span>) : <text:span text:style-name="T3">Nawak</text:span></text:p>
      <text:p text:style-name="P4">→<text:span text:style-name="T41"> </text:span>[<text:span text:style-name="T33">à venir</text:span>]<text:tab/><text:span text:style-name="T3"><text:tab/><text:tab/><text:tab/></text:span><text:span text:style-name="T39">PAG </text:span>collégiens au spectacle (<text:span text:style-name="T31">6</text:span><text:span text:style-name="T16">e</text:span><text:span text:style-name="T31"> + </text:span><text:span text:style-name="T3">3</text:span><text:span text:style-name="T14">e</text:span><text:span text:style-name="T3">) : </text:span><text:span text:style-name="T4">La Rivière</text:span></text:p>
      <text:p text:style-name="P25"/>
      <text:p text:style-name="P19"><text:span text:style-name="T4">… </text:span><text:span text:style-name="T42">[en cours]<text:tab/><text:tab/><text:tab/><text:tab/>faire écrire les sixièmes à partir d’une photographie qu’ils</text:span></text:p>
      <text:p text:style-name="P19"><text:tab/><text:tab/><text:tab/><text:tab/><text:tab/><text:span text:style-name="T42">auront prise au collège</text:span></text:p>
      <text:p text:style-name="P30"/>
      <text:p text:style-name="P5"><text:span text:style-name="T4">L</text:span><text:span text:style-name="T3">ettres et allemand</text:span></text:p>
      <text:p text:style-name="P14"><text:span text:style-name="T41">x </text:span>[annulé] <text:tab/><text:tab/><text:tab/><text:tab/>sortie au marché de Noël <text:span text:style-name="T1">en novembre 2021</text:span></text:p>
      <text:p text:style-name="P15">* [<text:span text:style-name="T32">fini</text:span>]<text:tab/><text:tab/><text:tab/><text:tab/><text:tab/>journée franco-allemande (vendredi 29.02.2021)</text:p>
      <text:p text:style-name="P13">… ?? [<text:span text:style-name="T24">à venir /</text:span><text:span text:style-name="T12">incertain</text:span>]<text:tab/><text:tab/>accueil des élèves de la Freie Schule <text:span text:style-name="T2">en juin 2021</text:span></text:p>
      <text:p text:style-name="P13"/>
      <text:p text:style-name="P7"><text:span text:style-name="T4">L</text:span><text:span text:style-name="T3">ettres et </text:span><text:span text:style-name="T7">anglais</text:span></text:p>
      <text:p text:style-name="P31">* [terminé]<text:tab/><text:tab/><text:tab/><text:tab/>exercice de version anglaise pour étudier la valeur des temps</text:p>
      <text:p text:style-name="P13"/>
      <text:p text:style-name="P6"><text:span text:style-name="T4">L</text:span><text:span text:style-name="T3">ettres et </text:span><text:span text:style-name="T6">histoire</text:span></text:p>
      <text:p text:style-name="P10"><text:span text:style-name="T35">* [terminé]</text:span><text:tab/><text:tab/><text:tab/><text:tab/><text:span text:style-name="T36">(3</text:span><text:span text:style-name="T17">e</text:span><text:span text:style-name="T36">) </text:span>faire écrire une lettre de poilu ; correction croisée <text:span text:style-name="T47">avec</text:span></text:p>
      <text:p text:style-name="P23"><text:tab/><text:tab/><text:tab/><text:tab/><text:tab/><text:span text:style-name="T30">le collège d’histoire-géographie</text:span></text:p>
      <text:p text:style-name="P28">Lettres et ITEP</text:p>
      <text:p text:style-name="P8"><text:span text:style-name="T40">… [en cours]</text:span><text:tab/><text:tab/><text:tab/><text:tab/><text:span text:style-name="T40">(6</text:span><text:span text:style-name="T19">e</text:span><text:span text:style-name="T40">) exposé commun avec les élèves de l’ITEP sur le thème </text:span></text:p>
      <text:p text:style-name="P32"><text:tab/><text:tab/><text:tab/><text:tab/><text:tab/>« une femme d’exception »</text:p>
      <text:p text:style-name="P32"/>
      <text:p text:style-name="P9">Lettres classiques et technologie</text:p>
      <text:p text:style-name="P11">→ [à venir]<text:tab/><text:tab/><text:tab/><text:tab/>(5<text:span text:style-name="T13">e</text:span> latinistes) une domus en LE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6:40:22.684340646</meta:creation-date>
    <dc:date>2021-02-15T07:24:44.359752738</dc:date>
    <meta:editing-duration>PT6H16M52S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308" meta:character-count="1845" meta:non-whitespace-character-count="1453"/>
  </office:meta>
</office:document-meta>
</file>